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Spacing" style:master-page-name="MPF0" style:family="paragraph">
      <style:paragraph-properties fo:break-before="page"/>
    </style:style>
    <style:style style:name="P2" style:parent-style-name="NoSpacing" style:family="paragraph">
      <style:paragraph-properties fo:text-align="end"/>
    </style:style>
    <style:style style:name="T3" style:parent-style-name="DefaultParagraphFont" style:family="text">
      <style:text-properties fo:color="#FFFFFF" fo:font-size="14pt" style:font-size-asian="14pt" style:font-size-complex="14pt"/>
    </style:style>
    <style:style style:name="T4" style:parent-style-name="DefaultParagraphFont" style:family="text">
      <style:text-properties fo:color="#4472C4" fo:font-size="13pt" style:font-size-asian="13pt" style:font-size-complex="13pt"/>
    </style:style>
    <style:style style:name="P5" style:parent-style-name="NoSpacing" style:family="paragraph">
      <style:text-properties fo:color="#595959" fo:font-size="10pt" style:font-size-asian="10pt" style:font-size-complex="10pt"/>
    </style:style>
    <style:style style:name="P6" style:parent-style-name="NoSpacing" style:family="paragraph">
      <style:text-properties fo:color="#595959" fo:font-size="10pt" style:font-size-asian="10pt" style:font-size-complex="10pt"/>
    </style:style>
    <style:style style:name="P7" style:parent-style-name="NoSpacing" style:family="paragraph">
      <style:text-properties fo:color="#595959" fo:font-size="10pt" style:font-size-asian="10pt" style:font-size-complex="10pt"/>
    </style:style>
    <style:style style:name="P8" style:parent-style-name="NoSpacing" style:family="paragraph">
      <style:text-properties fo:color="#595959" fo:font-size="10pt" style:font-size-asian="10pt" style:font-size-complex="10pt"/>
    </style:style>
    <style:style style:name="P9" style:parent-style-name="NoSpacing" style:family="paragraph">
      <style:text-properties fo:color="#595959" fo:font-size="10pt" style:font-size-asian="10pt" style:font-size-complex="10pt"/>
    </style:style>
    <style:style style:name="T10" style:parent-style-name="DefaultParagraphFont" style:family="text">
      <style:text-properties style:font-name="Calibri Light" fo:color="#262626" fo:font-size="36pt" style:font-size-asian="36pt" style:font-size-complex="36pt"/>
    </style:style>
    <style:style style:name="P11" style:parent-style-name="Normal" style:family="paragraph">
      <style:paragraph-properties fo:margin-top="0.0833in"/>
      <style:text-properties fo:color="#404040" fo:font-size="18pt" style:font-size-asian="18pt" style:font-size-complex="18pt"/>
    </style:style>
    <style:style style:name="P12" style:parent-style-name="Normal" style:family="paragraph">
      <style:paragraph-properties fo:break-before="page"/>
    </style:style>
    <style:style style:name="P13" style:parent-style-name="TOC1" style:family="paragraph">
      <style:paragraph-properties>
        <style:tab-stops>
          <style:tab-stop style:type="right" style:leader-style="dotted" style:leader-text="." style:position="6.493in"/>
        </style:tab-stops>
      </style:paragraph-properties>
    </style:style>
    <style:style style:name="P14" style:parent-style-name="TOC1" style:family="paragraph">
      <style:paragraph-properties>
        <style:tab-stops>
          <style:tab-stop style:type="right" style:leader-style="dotted" style:leader-text="." style:position="6.493in"/>
        </style:tab-stops>
      </style:paragraph-properties>
    </style:style>
    <style:style style:name="P15" style:parent-style-name="TOC1" style:family="paragraph">
      <style:paragraph-properties>
        <style:tab-stops>
          <style:tab-stop style:type="right" style:leader-style="dotted" style:leader-text="." style:position="6.493in"/>
        </style:tab-stops>
      </style:paragraph-properties>
    </style:style>
    <style:style style:name="P16" style:parent-style-name="TOC1" style:family="paragraph">
      <style:paragraph-properties>
        <style:tab-stops>
          <style:tab-stop style:type="right" style:leader-style="dotted" style:leader-text="." style:position="6.493in"/>
        </style:tab-stops>
      </style:paragraph-properties>
    </style:style>
    <style:style style:name="P17" style:parent-style-name="TOC1" style:family="paragraph">
      <style:paragraph-properties>
        <style:tab-stops>
          <style:tab-stop style:type="right" style:leader-style="dotted" style:leader-text="." style:position="6.493in"/>
        </style:tab-stops>
      </style:paragraph-properties>
    </style:style>
    <style:style style:name="P18" style:parent-style-name="TOC1" style:family="paragraph">
      <style:paragraph-properties>
        <style:tab-stops>
          <style:tab-stop style:type="right" style:leader-style="dotted" style:leader-text="." style:position="6.493in"/>
        </style:tab-stops>
      </style:paragraph-properties>
    </style:style>
    <style:style style:name="P19" style:parent-style-name="TOC1" style:family="paragraph">
      <style:paragraph-properties>
        <style:tab-stops>
          <style:tab-stop style:type="right" style:leader-style="dotted" style:leader-text="." style:position="6.493in"/>
        </style:tab-stops>
      </style:paragraph-properties>
    </style:style>
    <style:style style:name="P20" style:parent-style-name="Normal" style:family="paragraph">
      <style:paragraph-properties fo:break-before="page"/>
    </style:style>
    <style:style style:name="P21" style:parent-style-name="Normal" style:family="paragraph">
      <style:paragraph-properties fo:text-align="justify"/>
    </style:style>
    <style:style style:name="P22" style:parent-style-name="Normal" style:family="paragraph">
      <style:paragraph-properties fo:text-align="justify"/>
    </style:style>
    <style:style style:name="P23" style:parent-style-name="Normal" style:family="paragraph">
      <style:paragraph-properties fo:break-before="page"/>
      <style:text-properties fo:hyphenate="true"/>
    </style:style>
    <style:style style:name="P24" style:parent-style-name="ListParagraph" style:family="paragraph">
      <style:text-properties fo:language="en" fo:country="US"/>
    </style:style>
    <style:style style:name="P25" style:parent-style-name="ListParagraph" style:family="paragraph">
      <style:text-properties fo:language="en" fo:country="US"/>
    </style:style>
    <style:style style:name="P26" style:parent-style-name="ListParagraph" style:family="paragraph">
      <style:paragraph-properties fo:margin-left="1in">
        <style:tab-stops/>
      </style:paragraph-properties>
      <style:text-properties fo:language="en" fo:country="US"/>
    </style:style>
    <style:style style:name="P27" style:parent-style-name="ListParagraph" style:family="paragraph">
      <style:text-properties fo:language="en" fo:country="US"/>
    </style:style>
    <style:style style:name="P28" style:parent-style-name="ListParagraph" style:family="paragraph">
      <style:paragraph-properties fo:margin-left="1in">
        <style:tab-stops/>
      </style:paragraph-properties>
      <style:text-properties fo:language="en" fo:country="US"/>
    </style:style>
    <style:style style:name="P29" style:parent-style-name="ListParagraph" style:family="paragraph">
      <style:text-properties fo:language="en" fo:country="US"/>
    </style:style>
    <style:style style:name="P30" style:parent-style-name="ListParagraph" style:family="paragraph">
      <style:paragraph-properties fo:margin-left="1in">
        <style:tab-stops/>
      </style:paragraph-properties>
      <style:text-properties fo:language="en" fo:country="US"/>
    </style:style>
    <style:style style:name="P31" style:parent-style-name="ListParagraph" style:family="paragraph">
      <style:text-properties fo:language="en" fo:country="US"/>
    </style:style>
    <style:style style:name="P32" style:parent-style-name="ListParagraph" style:family="paragraph">
      <style:text-properties fo:language="en" fo:country="US"/>
    </style:style>
    <style:style style:name="P33" style:parent-style-name="Normal" style:family="paragraph">
      <style:paragraph-properties fo:margin-left="0.75in">
        <style:tab-stops/>
      </style:paragraph-properties>
    </style:style>
    <style:style style:name="P34" style:parent-style-name="ListParagraph" style:family="paragraph">
      <style:text-properties fo:language="en" fo:country="US"/>
    </style:style>
    <style:style style:name="P35" style:parent-style-name="ListParagraph" style:family="paragraph">
      <style:text-properties fo:language="en" fo:country="US"/>
    </style:style>
    <style:style style:name="P36" style:parent-style-name="ListParagraph" style:family="paragraph">
      <style:paragraph-properties fo:margin-left="1in">
        <style:tab-stops/>
      </style:paragraph-properties>
      <style:text-properties fo:language="en" fo:country="US"/>
    </style:style>
    <style:style style:name="P37" style:parent-style-name="ListParagraph" style:family="paragraph">
      <style:text-properties fo:language="en" fo:country="US"/>
    </style:style>
    <style:style style:name="P38" style:parent-style-name="ListParagraph" style:family="paragraph">
      <style:paragraph-properties fo:margin-left="1in">
        <style:tab-stops/>
      </style:paragraph-properties>
      <style:text-properties fo:language="en" fo:country="US"/>
    </style:style>
    <style:style style:name="P39" style:parent-style-name="ListParagraph" style:family="paragraph">
      <style:text-properties fo:language="en" fo:country="US"/>
    </style:style>
    <style:style style:name="P40" style:parent-style-name="ListParagraph" style:family="paragraph">
      <style:paragraph-properties fo:margin-left="1in">
        <style:tab-stops/>
      </style:paragraph-properties>
    </style:style>
    <style:style style:name="T41" style:parent-style-name="DefaultParagraphFont" style:family="text">
      <style:text-properties fo:language="en" fo:country="US"/>
    </style:style>
    <style:style style:name="P42" style:parent-style-name="Normal" style:family="paragraph">
      <style:paragraph-properties fo:break-before="page"/>
      <style:text-properties fo:hyphenate="true"/>
    </style:style>
    <style:style style:name="P43" style:parent-style-name="ListParagraph" style:family="paragraph">
      <style:paragraph-properties fo:margin-bottom="0.1111in" fo:line-height="107%"/>
    </style:style>
    <style:style style:name="P44" style:parent-style-name="ListParagraph" style:family="paragraph">
      <style:paragraph-properties fo:margin-bottom="0.1111in" fo:line-height="107%"/>
    </style:style>
    <style:style style:name="P45" style:parent-style-name="ListParagraph" style:family="paragraph">
      <style:paragraph-properties fo:margin-bottom="0.1111in" fo:line-height="107%"/>
    </style:style>
    <style:style style:name="P46" style:parent-style-name="ListParagraph" style:family="paragraph">
      <style:paragraph-properties fo:margin-bottom="0.1111in" fo:line-height="107%"/>
    </style:style>
    <style:style style:name="P47" style:parent-style-name="ListParagraph" style:family="paragraph">
      <style:paragraph-properties fo:margin-bottom="0.1111in" fo:line-height="107%"/>
    </style:style>
    <style:style style:name="P48" style:parent-style-name="ListParagraph" style:family="paragraph">
      <style:paragraph-properties fo:margin-bottom="0.1111in" fo:line-height="107%"/>
    </style:style>
    <style:style style:name="P49" style:parent-style-name="ListParagraph" style:family="paragraph">
      <style:paragraph-properties fo:margin-bottom="0.1111in" fo:line-height="107%"/>
    </style:style>
    <style:style style:name="P50" style:parent-style-name="ListParagraph" style:family="paragraph">
      <style:paragraph-properties fo:margin-bottom="0.1111in" fo:line-height="107%"/>
    </style:style>
    <style:style style:name="P51" style:parent-style-name="Normal" style:family="paragraph">
      <style:paragraph-properties fo:text-align="justify"/>
    </style:style>
    <style:style style:family="graphic" style:name="a20">
      <style:graphic-properties draw:fill="solid" draw:fill-color="#44546a" draw:opacity="20%" draw:stroke="solid" svg:stroke-width="0in" svg:stroke-color="#44546a" svg:stroke-opacity="20%" draw:stroke-linejoin="round" svg:stroke-linecap="butt"/>
    </style:style>
    <style:style style:family="graphic" style:name="a21">
      <style:graphic-properties draw:fill="solid" draw:fill-color="#44546a" draw:opacity="20%" draw:stroke="solid" svg:stroke-width="0in" svg:stroke-color="#44546a" svg:stroke-opacity="20%" draw:stroke-linejoin="round" svg:stroke-linecap="butt"/>
    </style:style>
    <style:style style:family="graphic" style:name="a22">
      <style:graphic-properties draw:fill="solid" draw:fill-color="#44546a" draw:opacity="20%" draw:stroke="solid" svg:stroke-width="0in" svg:stroke-color="#44546a" svg:stroke-opacity="20%" draw:stroke-linejoin="round" svg:stroke-linecap="butt"/>
    </style:style>
    <style:style style:family="graphic" style:name="a23">
      <style:graphic-properties draw:fill="solid" draw:fill-color="#44546a" draw:opacity="20%" draw:stroke="solid" svg:stroke-width="0in" svg:stroke-color="#44546a" svg:stroke-opacity="20%" draw:stroke-linejoin="round" svg:stroke-linecap="butt"/>
    </style:style>
    <style:style style:family="graphic" style:name="a24">
      <style:graphic-properties draw:fill="solid" draw:fill-color="#44546a" draw:opacity="20%" draw:stroke="solid" svg:stroke-width="0in" svg:stroke-color="#44546a" svg:stroke-opacity="20%" draw:stroke-linejoin="round" svg:stroke-linecap="butt"/>
    </style:style>
    <style:style style:family="graphic" style:name="a25">
      <style:graphic-properties style:wrap="run-through" style:run-through="background" style:horizontal-rel="page" style:vertical-rel="page" style:horizontal-pos="from-left" style:vertical-pos="from-top"/>
    </style:style>
    <style:style style:family="graphic" style:name="a26"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10">
      <style:graphic-properties draw:fill="solid" draw:fill-color="#44546a" draw:opacity="100%" draw:stroke="solid" svg:stroke-width="0in" svg:stroke-color="#44546a" svg:stroke-opacity="100%" draw:stroke-linejoin="round" svg:stroke-linecap="butt"/>
    </style:style>
    <style:style style:family="graphic" style:name="a11">
      <style:graphic-properties draw:fill="solid" draw:fill-color="#44546a" draw:opacity="100%" draw:stroke="solid" svg:stroke-width="0in" svg:stroke-color="#44546a" svg:stroke-opacity="100%" draw:stroke-linejoin="round" svg:stroke-linecap="butt"/>
    </style:style>
    <style:style style:family="graphic" style:name="a12">
      <style:graphic-properties draw:fill="solid" draw:fill-color="#44546a" draw:opacity="100%" draw:stroke="solid" svg:stroke-width="0in" svg:stroke-color="#44546a" svg:stroke-opacity="100%" draw:stroke-linejoin="round" svg:stroke-linecap="butt"/>
    </style:style>
    <style:style style:family="graphic" style:name="a13">
      <style:graphic-properties draw:fill="solid" draw:fill-color="#44546a" draw:opacity="100%" draw:stroke="solid" svg:stroke-width="0in" svg:stroke-color="#44546a" svg:stroke-opacity="100%" draw:stroke-linejoin="round" svg:stroke-linecap="butt"/>
    </style:style>
    <style:style style:family="graphic" style:name="a14">
      <style:graphic-properties draw:fill="solid" draw:fill-color="#44546a" draw:opacity="20%" draw:stroke="solid" svg:stroke-width="0in" svg:stroke-color="#44546a" svg:stroke-opacity="20%" draw:stroke-linejoin="round" svg:stroke-linecap="butt"/>
    </style:style>
    <style:style style:family="graphic" style:name="a15">
      <style:graphic-properties draw:fill="solid" draw:fill-color="#44546a" draw:opacity="20%" draw:stroke="solid" svg:stroke-width="0in" svg:stroke-color="#44546a" svg:stroke-opacity="20%" draw:stroke-linejoin="round" svg:stroke-linecap="butt"/>
    </style:style>
    <style:style style:family="graphic" style:name="a16">
      <style:graphic-properties draw:fill="solid" draw:fill-color="#44546a" draw:opacity="20%" draw:stroke="solid" svg:stroke-width="0in" svg:stroke-color="#44546a" svg:stroke-opacity="20%" draw:stroke-linejoin="round" svg:stroke-linecap="butt"/>
    </style:style>
    <style:style style:family="graphic" style:name="a17">
      <style:graphic-properties draw:fill="solid" draw:fill-color="#44546a" draw:opacity="20%" draw:stroke="solid" svg:stroke-width="0in" svg:stroke-color="#44546a" svg:stroke-opacity="20%" draw:stroke-linejoin="round" svg:stroke-linecap="butt"/>
    </style:style>
    <style:style style:family="graphic" style:name="a18">
      <style:graphic-properties draw:fill="solid" draw:fill-color="#44546a" draw:opacity="20%" draw:stroke="solid" svg:stroke-width="0in" svg:stroke-color="#44546a" svg:stroke-opacity="20%" draw:stroke-linejoin="round" svg:stroke-linecap="butt"/>
    </style:style>
    <style:style style:family="graphic" style:name="a19">
      <style:graphic-properties draw:fill="solid" draw:fill-color="#44546a" draw:opacity="20%" draw:stroke="solid" svg:stroke-width="0in" svg:stroke-color="#44546a" svg:stroke-opacity="20%" draw:stroke-linejoin="round" svg:stroke-linecap="butt"/>
    </style:style>
    <style:style style:family="graphic" style:name="a0">
      <style:graphic-properties draw:fill="solid" draw:fill-color="#44546a" draw:opacity="100%" draw:stroke="none"/>
    </style:style>
    <style:style style:family="graphic" style:name="a1">
      <style:graphic-properties fo:wrap-option="wrap" fo:padding-top="0in" fo:padding-bottom="0in" fo:padding-left="0.1in" fo:padding-right="0.2in" draw:textarea-vertical-align="middle" draw:textarea-horizontal-align="left" draw:fill="solid" draw:fill-color="#4472c4" draw:opacity="100%" draw:stroke="none" draw:auto-grow-width="false" draw:auto-grow-height="false"/>
      <style:paragraph-properties style:font-independent-line-spacing="true" style:writing-mode="lr-tb"/>
    </style:style>
    <style:style style:family="graphic" style:name="a2">
      <style:graphic-properties draw:fill="solid" draw:fill-color="#44546a" draw:opacity="100%" draw:stroke="solid" svg:stroke-width="0in" svg:stroke-color="#44546a" svg:stroke-opacity="100%" draw:stroke-linejoin="round" svg:stroke-linecap="butt"/>
    </style:style>
    <style:style style:family="graphic" style:name="a3">
      <style:graphic-properties draw:fill="solid" draw:fill-color="#44546a" draw:opacity="100%" draw:stroke="solid" svg:stroke-width="0in" svg:stroke-color="#44546a" svg:stroke-opacity="100%" draw:stroke-linejoin="round" svg:stroke-linecap="butt"/>
    </style:style>
    <style:style style:family="graphic" style:name="a4">
      <style:graphic-properties draw:fill="solid" draw:fill-color="#44546a" draw:opacity="100%" draw:stroke="solid" svg:stroke-width="0in" svg:stroke-color="#44546a" svg:stroke-opacity="100%" draw:stroke-linejoin="round" svg:stroke-linecap="butt"/>
    </style:style>
    <style:style style:family="graphic" style:name="a5">
      <style:graphic-properties draw:fill="solid" draw:fill-color="#44546a" draw:opacity="100%" draw:stroke="solid" svg:stroke-width="0in" svg:stroke-color="#44546a" svg:stroke-opacity="100%" draw:stroke-linejoin="round" svg:stroke-linecap="butt"/>
    </style:style>
    <style:style style:family="graphic" style:name="a6">
      <style:graphic-properties draw:fill="solid" draw:fill-color="#44546a" draw:opacity="100%" draw:stroke="solid" svg:stroke-width="0in" svg:stroke-color="#44546a" svg:stroke-opacity="100%" draw:stroke-linejoin="round" svg:stroke-linecap="butt"/>
    </style:style>
    <style:style style:family="graphic" style:name="a7">
      <style:graphic-properties draw:fill="solid" draw:fill-color="#44546a" draw:opacity="100%" draw:stroke="solid" svg:stroke-width="0in" svg:stroke-color="#44546a" svg:stroke-opacity="100%" draw:stroke-linejoin="round" svg:stroke-linecap="butt"/>
    </style:style>
    <style:style style:family="graphic" style:name="a8">
      <style:graphic-properties draw:fill="solid" draw:fill-color="#44546a" draw:opacity="100%" draw:stroke="solid" svg:stroke-width="0in" svg:stroke-color="#44546a" svg:stroke-opacity="100%" draw:stroke-linejoin="round" svg:stroke-linecap="butt"/>
    </style:style>
    <style:style style:family="graphic" style:name="a9">
      <style:graphic-properties draw:fill="solid" draw:fill-color="#44546a" draw:opacity="100%" draw:stroke="solid" svg:stroke-width="0in" svg:stroke-color="#44546a" svg:stroke-opacity="100%" draw:stroke-linejoin="round" svg:stroke-linecap="butt"/>
    </style:style>
  </office:automatic-styles>
  <office:body>
    <office:text text:use-soft-page-breaks="true">
      <text:p text:style-name="P1"><draw:g draw:z-index="251659264" draw:name="Group 2" draw:id="id28" draw:style-name="a25" text:anchor-type="paragraph"><svg:title/><svg:desc/><draw:custom-shape svg:x="0.34028in" svg:y="0.275in" svg:width="0.24796in" svg:height="10.44167in" draw:id="id0" draw:style-name="a0" draw:name="Rectangle 3"><svg:title/><svg:desc/><draw:enhanced-geometry draw:type="non-primitive" svg:viewBox="0 0 21600 21600" draw:enhanced-path="M 0 0 L 21600 0 21600 21600 0 21600 Z N"/></draw:custom-shape><draw:custom-shape svg:x="0.34028in" svg:y="1.95337in" svg:width="2.79722in" svg:height="0.63166in" draw:id="id1" draw:style-name="a1" draw:name="Pentagon 4"><svg:title/><svg:desc/><text:p text:style-name="P2"><text:span text:style-name="T3">9/13/2017</text:span></text:p><draw:enhanced-geometry draw:path-stretchpoint-x="21600" draw:path-stretchpoint-y="21600" draw:type="non-primitive" svg:viewBox="0 0 21600 21600" draw:enhanced-path="M ?f7 ?f7 L ?f20 ?f7 ?f11 ?f17 ?f20 ?f12 ?f7 ?f12 Z N" draw:text-areas="?f7 ?f7 ?f23 ?f12" draw:glue-points="?f22 ?f7 ?f22 ?f12" draw:glue-point-leaving-directions="-360, -180"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oup 5" draw:id="id27"><svg:title/><svg:desc/><draw:g draw:name="Group 6" draw:id="id14"><svg:title/><svg:desc/><draw:custom-shape svg:x="1.01762in" svg:y="8.70154in" svg:width="0.38881in" svg:height="1.25743in" draw:id="id2" draw:style-name="a2" draw:name="Freeform 20"><svg:title/><svg:desc/><draw:enhanced-geometry draw:type="non-primitive" svg:viewBox="0 0 122 440" draw:enhanced-path="M ?f1 ?f1 L ?f4 ?f5 ?f6 ?f7 ?f2 ?f8 ?f2 ?f3 ?f9 ?f10 ?f4 ?f0 ?f11 ?f12 ?f1 ?f1 Z N" draw:text-areas="?f45 ?f47 ?f46 ?f48" draw:glue-points="?f49 ?f50 ?f51 ?f52 ?f53 ?f54 ?f55 ?f56 ?f55 ?f57 ?f58 ?f59 ?f51 ?f60 ?f61 ?f62 ?f49 ?f50" draw:glue-point-leaving-directions="-90, -90, -90, -90, -90, -90, -90, -90, -90"><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42555in" svg:y="9.94182in" svg:width="0.36969in" svg:height="0.76875in" draw:id="id3" draw:style-name="a3" draw:name="Freeform 21"><svg:title/><svg:desc/><draw:enhanced-geometry draw:type="non-primitive" svg:viewBox="0 0 116 269" draw:enhanced-path="M ?f0 ?f0 L ?f3 ?f4 ?f5 ?f6 ?f7 ?f8 ?f1 ?f2 ?f9 ?f2 ?f10 ?f11 ?f12 ?f13 ?f14 ?f15 ?f0 ?f0 Z N" draw:text-areas="?f54 ?f56 ?f55 ?f57" draw:glue-points="?f58 ?f59 ?f60 ?f61 ?f62 ?f63 ?f64 ?f65 ?f66 ?f67 ?f68 ?f67 ?f69 ?f70 ?f71 ?f72 ?f73 ?f74 ?f58 ?f59" draw:glue-point-leaving-directions="-90, -90, -90, -90, -90, -90, -90, -90, -90, -90"><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svg:x="0.55869in" svg:y="5.09215in" svg:width="0.44618in" svg:height="3.63511in" draw:id="id4" draw:style-name="a4" draw:name="Freeform 22"><svg:title/><svg:desc/><draw:enhanced-geometry draw:type="non-primitive" svg:viewBox="0 0 140 1272" draw:enhanced-path="M ?f0 ?f0 L ?f0 ?f0 ?f3 ?f4 ?f5 ?f6 ?f7 ?f8 ?f9 ?f10 ?f11 ?f12 ?f13 ?f14 ?f15 ?f16 ?f17 ?f18 ?f19 ?f20 ?f1 ?f2 ?f21 ?f22 ?f23 ?f24 ?f25 ?f26 ?f27 ?f14 ?f28 ?f12 ?f29 ?f10 ?f30 ?f8 ?f31 ?f6 ?f0 ?f4 ?f0 ?f0 Z N" draw:text-areas="?f102 ?f104 ?f103 ?f105" draw:glue-points="?f106 ?f107 ?f106 ?f107 ?f108 ?f109 ?f110 ?f111 ?f112 ?f113 ?f114 ?f115 ?f116 ?f117 ?f118 ?f119 ?f120 ?f121 ?f122 ?f123 ?f124 ?f125 ?f126 ?f127 ?f128 ?f129 ?f130 ?f131 ?f132 ?f133 ?f134 ?f119 ?f135 ?f117 ?f136 ?f115 ?f137 ?f113 ?f138 ?f111 ?f106 ?f109 ?f106 ?f107" draw:glue-point-leaving-directions="-90, -90, -90, -90, -90, -90, -90, -90, -90, -90, -90, -90, -90, -90, -90, -90, -90, -90, -90, -90, -90, -90"><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svg:x="0.96025in" svg:y="6.26099in" svg:width="0.14341in" svg:height="2.44055in" draw:id="id5" draw:style-name="a5" draw:name="Freeform 23"><svg:title/><svg:desc/><draw:enhanced-geometry draw:type="non-primitive" svg:viewBox="0 0 45 854" draw:enhanced-path="M ?f1 ?f0 L ?f1 ?f0 ?f3 ?f4 ?f5 ?f6 ?f7 ?f8 ?f9 ?f10 ?f11 ?f12 ?f9 ?f13 ?f7 ?f14 ?f15 ?f2 ?f15 ?f16 ?f17 ?f18 ?f19 ?f14 ?f20 ?f13 ?f0 ?f12 ?f11 ?f10 ?f21 ?f8 ?f22 ?f23 ?f24 ?f4 ?f1 ?f0 Z N" draw:text-areas="?f81 ?f83 ?f82 ?f84" draw:glue-points="?f85 ?f86 ?f85 ?f86 ?f87 ?f88 ?f89 ?f90 ?f91 ?f92 ?f93 ?f94 ?f95 ?f96 ?f93 ?f97 ?f91 ?f98 ?f99 ?f100 ?f99 ?f101 ?f102 ?f103 ?f104 ?f98 ?f105 ?f97 ?f106 ?f96 ?f95 ?f94 ?f107 ?f92 ?f108 ?f109 ?f110 ?f88 ?f85 ?f86" draw:glue-point-leaving-directions="-90, -90, -90, -90, -90, -90, -90, -90, -90, -90, -90, -90, -90, -90, -90, -90, -90, -90, -90, -90"><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svg:x="1.00487in" svg:y="8.72726in" svg:width="0.49079in" svg:height="1.79755in" draw:id="id6" draw:style-name="a6" draw:name="Freeform 24"><svg:title/><svg:desc/><draw:enhanced-geometry draw:type="non-primitive" svg:viewBox="0 0 154 629" draw:enhanced-path="M ?f0 ?f0 L ?f3 ?f4 ?f5 ?f6 ?f7 ?f8 ?f9 ?f10 ?f11 ?f12 ?f13 ?f14 ?f15 ?f16 ?f17 ?f18 ?f19 ?f20 ?f1 ?f2 ?f21 ?f22 ?f23 ?f24 ?f25 ?f26 ?f27 ?f28 ?f29 ?f30 ?f31 ?f8 ?f32 ?f33 ?f0 ?f0 Z N" draw:text-areas="?f108 ?f110 ?f109 ?f111" draw:glue-points="?f112 ?f113 ?f114 ?f115 ?f116 ?f117 ?f118 ?f119 ?f120 ?f121 ?f122 ?f123 ?f124 ?f125 ?f126 ?f127 ?f128 ?f129 ?f130 ?f131 ?f132 ?f133 ?f134 ?f135 ?f136 ?f137 ?f138 ?f139 ?f140 ?f141 ?f142 ?f143 ?f144 ?f119 ?f145 ?f146 ?f112 ?f113" draw:glue-point-leaving-directions="-90, -90, -90, -90, -90, -90, -90, -90, -90, -90, -90, -90, -90, -90, -90, -90, -90, -90, -90"><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svg:x="1.52116in" svg:y="10.51337in" svg:width="0.10517in" svg:height="0.19719in" draw:id="id7" draw:style-name="a7" draw:name="Freeform 25"><svg:title/><svg:desc/><draw:enhanced-geometry draw:type="non-primitive" svg:viewBox="0 0 33 69"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98893in" svg:y="8.58723in" svg:width="0.04781in" svg:height="0.26578in" draw:id="id8" draw:style-name="a8" draw:name="Freeform 26"><svg:title/><svg:desc/><draw:enhanced-geometry draw:type="non-primitive" svg:viewBox="0 0 15 93"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40643in" svg:y="7.75275in" svg:width="1.25567in" svg:height="2.18906in" draw:id="id9" draw:style-name="a9" draw:name="Freeform 27"><svg:title/><svg:desc/><draw:enhanced-geometry draw:type="non-primitive" svg:viewBox="0 0 394 766" draw:enhanced-path="M ?f1 ?f0 L ?f1 ?f0 ?f3 ?f4 ?f5 ?f6 ?f7 ?f8 ?f9 ?f10 ?f11 ?f12 ?f13 ?f14 ?f15 ?f16 ?f17 ?f18 ?f19 ?f20 ?f21 ?f22 ?f23 ?f24 ?f25 ?f26 ?f27 ?f28 ?f29 ?f2 ?f0 ?f30 ?f31 ?f32 ?f27 ?f26 ?f33 ?f34 ?f35 ?f36 ?f37 ?f38 ?f39 ?f40 ?f41 ?f42 ?f43 ?f44 ?f45 ?f46 ?f47 ?f48 ?f49 ?f50 ?f51 ?f52 ?f53 ?f54 ?f1 ?f0 Z N"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glue-point-leaving-directions="-90, -90, -90, -90, -90, -90, -90, -90, -90, -90, -90, -90, -90, -90, -90, -90, -90, -90, -90, -90, -90, -90, -90, -90, -90, -90, -90, -90, -90, -90, -90"><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svg:x="1.40643in" svg:y="9.95896in" svg:width="0.11473in" svg:height="0.55441in" draw:id="id10" draw:style-name="a10" draw:name="Freeform 28"><svg:title/><svg:desc/><draw:enhanced-geometry draw:type="non-primitive" svg:viewBox="0 0 36 194" draw:enhanced-path="M ?f0 ?f0 L ?f3 ?f4 ?f5 ?f6 ?f7 ?f8 ?f9 ?f10 ?f11 ?f12 ?f1 ?f2 ?f13 ?f14 ?f15 ?f16 ?f17 ?f18 ?f19 ?f20 ?f0 ?f0 Z N" draw:text-areas="?f69 ?f71 ?f70 ?f72" draw:glue-points="?f73 ?f74 ?f75 ?f76 ?f77 ?f78 ?f79 ?f80 ?f81 ?f82 ?f83 ?f84 ?f85 ?f86 ?f87 ?f88 ?f89 ?f90 ?f91 ?f92 ?f93 ?f94 ?f73 ?f74" draw:glue-point-leaving-directions="-90, -90, -90, -90, -90, -90, -90, -90, -90, -90, -90, -90"><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svg:x="1.49566in" svg:y="10.52481in" svg:width="0.0988in" svg:height="0.18576in" draw:id="id11" draw:style-name="a11" draw:name="Freeform 29"><svg:title/><svg:desc/><draw:enhanced-geometry draw:type="non-primitive" svg:viewBox="0 0 31 65" draw:enhanced-path="M ?f0 ?f0 L ?f1 ?f2 ?f3 ?f2 ?f0 ?f0 Z N" draw:text-areas="?f18 ?f20 ?f19 ?f21" draw:glue-points="?f22 ?f23 ?f24 ?f25 ?f26 ?f25 ?f22 ?f23" draw:glue-point-leaving-directions="-90, -90, -90, -90"><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40643in" svg:y="9.89323in" svg:width="0.02231in" svg:height="0.12003in" draw:id="id12" draw:style-name="a12" draw:name="Freeform 30"><svg:title/><svg:desc/><draw:enhanced-geometry draw:type="non-primitive" svg:viewBox="0 0 7 42" draw:enhanced-path="M ?f0 ?f0 L ?f3 ?f4 ?f1 ?f2 ?f3 ?f5 ?f0 ?f6 ?f0 ?f0 Z N" draw:text-areas="?f27 ?f29 ?f28 ?f30" draw:glue-points="?f31 ?f32 ?f33 ?f34 ?f35 ?f36 ?f33 ?f37 ?f31 ?f38 ?f31 ?f32" draw:glue-point-leaving-directions="-90, -90, -90, -90, -90, -90"><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1.45423in" svg:y="10.37334in" svg:width="0.14341in" svg:height="0.33722in" draw:id="id13" draw:style-name="a13" draw:name="Freeform 31"><svg:title/><svg:desc/><draw:enhanced-geometry draw:type="non-primitive" svg:viewBox="0 0 45 118"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oup 7" draw:id="id26"><svg:title/><svg:desc/><draw:custom-shape svg:x="0.55163in" svg:y="7.65058in" svg:width="0.59492in" svg:height="1.92048in" draw:id="id15" draw:style-name="a14" draw:name="Freeform 8"><svg:title/><svg:desc/><draw:enhanced-geometry draw:type="non-primitive" svg:viewBox="0 0 125 450" draw:enhanced-path="M ?f0 ?f0 L ?f3 ?f4 ?f5 ?f6 ?f1 ?f7 ?f1 ?f2 ?f8 ?f9 ?f3 ?f10 ?f11 ?f12 ?f0 ?f0 Z N" draw:text-areas="?f45 ?f47 ?f46 ?f48" draw:glue-points="?f49 ?f50 ?f51 ?f52 ?f53 ?f54 ?f55 ?f56 ?f55 ?f57 ?f58 ?f59 ?f51 ?f60 ?f61 ?f62 ?f49 ?f50" draw:glue-point-leaving-directions="-90, -90, -90, -90, -90, -90, -90, -90, -90"><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17986in" svg:y="9.53693in" svg:width="0.5616in" svg:height="1.17363in" draw:id="id16" draw:style-name="a15" draw:name="Freeform 9"><svg:title/><svg:desc/><draw:enhanced-geometry draw:type="non-primitive" svg:viewBox="0 0 118 275" draw:enhanced-path="M ?f0 ?f0 L ?f3 ?f4 ?f5 ?f6 ?f7 ?f8 ?f1 ?f2 ?f9 ?f2 ?f10 ?f11 ?f12 ?f13 ?f0 ?f14 ?f0 ?f0 Z N" draw:text-areas="?f51 ?f53 ?f52 ?f54" draw:glue-points="?f55 ?f56 ?f57 ?f58 ?f59 ?f60 ?f61 ?f62 ?f63 ?f64 ?f65 ?f64 ?f66 ?f67 ?f68 ?f69 ?f55 ?f70 ?f55 ?f56" draw:glue-point-leaving-directions="-90, -90, -90, -90, -90, -90, -90, -90, -90, -90"><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svg:x="0.4374in" svg:y="7.16833in" svg:width="0.09519in" svg:height="0.5164in" draw:id="id17" draw:style-name="a16" draw:name="Freeform 10"><svg:title/><svg:desc/><draw:enhanced-geometry draw:type="non-primitive" svg:viewBox="0 0 20 121" draw:enhanced-path="M ?f0 ?f0 L ?f3 ?f4 ?f1 ?f2 ?f5 ?f6 ?f0 ?f7 ?f0 ?f0 Z N" draw:text-areas="?f30 ?f32 ?f31 ?f33" draw:glue-points="?f34 ?f35 ?f36 ?f37 ?f38 ?f39 ?f40 ?f41 ?f34 ?f42 ?f34 ?f35" draw:glue-point-leaving-directions="-90, -90, -90, -90, -90, -90"><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svg:x="0.53259in" svg:y="7.68473in" svg:width="0.75198in" svg:height="2.74416in" draw:id="id18" draw:style-name="a17" draw:name="Freeform 12"><svg:title/><svg:desc/><draw:enhanced-geometry draw:type="non-primitive" svg:viewBox="0 0 158 643" draw:enhanced-path="M ?f0 ?f0 L ?f3 ?f4 ?f5 ?f6 ?f7 ?f8 ?f9 ?f10 ?f11 ?f12 ?f13 ?f14 ?f15 ?f16 ?f17 ?f18 ?f19 ?f20 ?f1 ?f2 ?f21 ?f22 ?f23 ?f24 ?f25 ?f26 ?f27 ?f28 ?f29 ?f30 ?f31 ?f32 ?f33 ?f34 ?f0 ?f0 Z N" draw:text-areas="?f111 ?f113 ?f112 ?f114" draw:glue-points="?f115 ?f116 ?f117 ?f118 ?f119 ?f120 ?f121 ?f122 ?f123 ?f124 ?f125 ?f126 ?f127 ?f128 ?f129 ?f130 ?f131 ?f132 ?f133 ?f134 ?f135 ?f136 ?f137 ?f138 ?f139 ?f140 ?f141 ?f142 ?f143 ?f144 ?f145 ?f146 ?f147 ?f148 ?f149 ?f150 ?f115 ?f116" draw:glue-point-leaving-directions="-90, -90, -90, -90, -90, -90, -90, -90, -90, -90, -90, -90, -90, -90, -90, -90, -90, -90, -90"><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svg:x="1.32264in" svg:y="10.40755in" svg:width="0.15706in" svg:height="0.30301in" draw:id="id19" draw:style-name="a18" draw:name="Freeform 13"><svg:title/><svg:desc/><draw:enhanced-geometry draw:type="non-primitive" svg:viewBox="0 0 33 71"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51355in" svg:y="7.47561in" svg:width="0.07139in" svg:height="0.40544in" draw:id="id20" draw:style-name="a19" draw:name="Freeform 14"><svg:title/><svg:desc/><draw:enhanced-geometry draw:type="non-primitive" svg:viewBox="0 0 15 95"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14654in" svg:y="6.19955in" svg:width="1.91326in" svg:height="3.33738in" draw:id="id21" draw:style-name="a20" draw:name="Freeform 15"><svg:title/><svg:desc/><draw:enhanced-geometry draw:type="non-primitive" svg:viewBox="0 0 402 782" draw:enhanced-path="M ?f1 ?f0 L ?f1 ?f3 ?f4 ?f5 ?f6 ?f7 ?f8 ?f9 ?f10 ?f11 ?f12 ?f13 ?f14 ?f15 ?f16 ?f17 ?f18 ?f19 ?f20 ?f21 ?f22 ?f23 ?f24 ?f25 ?f26 ?f27 ?f28 ?f29 ?f28 ?f2 ?f0 ?f30 ?f3 ?f29 ?f28 ?f31 ?f32 ?f33 ?f34 ?f35 ?f36 ?f37 ?f38 ?f39 ?f40 ?f41 ?f42 ?f43 ?f44 ?f45 ?f46 ?f47 ?f48 ?f49 ?f50 ?f51 ?f52 ?f53 ?f1 ?f0 Z N"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glue-point-leaving-directions="-90, -90, -90, -90, -90, -90, -90, -90, -90, -90, -90, -90, -90, -90, -90, -90, -90, -90, -90, -90, -90, -90, -90, -90, -90, -90, -90, -90, -90, -90, -90"><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svg:x="1.14654in" svg:y="9.57107in" svg:width="0.1761in" svg:height="0.83648in" draw:id="id22" draw:style-name="a21" draw:name="Freeform 16"><svg:title/><svg:desc/><draw:enhanced-geometry draw:type="non-primitive" svg:viewBox="0 0 37 196" draw:enhanced-path="M ?f0 ?f0 L ?f3 ?f4 ?f5 ?f6 ?f7 ?f8 ?f9 ?f10 ?f11 ?f12 ?f1 ?f2 ?f13 ?f14 ?f4 ?f15 ?f16 ?f17 ?f18 ?f19 ?f0 ?f0 Z N" draw:text-areas="?f68 ?f70 ?f69 ?f71" draw:glue-points="?f72 ?f73 ?f74 ?f75 ?f76 ?f77 ?f78 ?f79 ?f80 ?f81 ?f82 ?f83 ?f84 ?f85 ?f86 ?f87 ?f88 ?f89 ?f90 ?f91 ?f92 ?f93 ?f72 ?f73" draw:glue-point-leaving-directions="-90, -90, -90, -90, -90, -90, -90, -90, -90, -90, -90, -90"><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svg:x="1.28457in" svg:y="10.42889in" svg:width="0.14754in" svg:height="0.28167in" draw:id="id23" draw:style-name="a22" draw:name="Freeform 17"><svg:title/><svg:desc/><draw:enhanced-geometry draw:type="non-primitive" svg:viewBox="0 0 31 66" draw:enhanced-path="M ?f0 ?f0 L ?f1 ?f2 ?f3 ?f2 ?f0 ?f0 Z N" draw:text-areas="?f18 ?f20 ?f19 ?f21" draw:glue-points="?f22 ?f23 ?f24 ?f25 ?f26 ?f25 ?f22 ?f23" draw:glue-point-leaving-directions="-90, -90, -90, -90"><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14654in" svg:y="9.46438in" svg:width="0.03332in" svg:height="0.18351in" draw:id="id24" draw:style-name="a23" draw:name="Freeform 18"><svg:title/><svg:desc/><draw:enhanced-geometry draw:type="non-primitive" svg:viewBox="0 0 7 43" draw:enhanced-path="M ?f0 ?f0 L ?f1 ?f3 ?f1 ?f2 ?f4 ?f5 ?f0 ?f6 ?f0 ?f0 Z N" draw:text-areas="?f27 ?f29 ?f28 ?f30" draw:glue-points="?f31 ?f32 ?f33 ?f34 ?f33 ?f35 ?f36 ?f37 ?f31 ?f38 ?f31 ?f32" draw:glue-point-leaving-directions="-90, -90, -90, -90, -90, -90"><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svg:x="1.21794in" svg:y="10.19416in" svg:width="0.21893in" svg:height="0.5164in" draw:id="id25" draw:style-name="a24" draw:name="Freeform 19"><svg:title/><svg:desc/><draw:enhanced-geometry draw:type="non-primitive" svg:viewBox="0 0 46 121"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draw:frame draw:z-index="251661312" draw:id="id29" draw:style-name="a26" draw:name="Text Box 32" text:anchor-type="paragraph" svg:x="3.57014in" svg:y="9.67986in" svg:width="3.82431in" svg:height="1.075in" style:rel-width="scale" style:rel-height="scale"><draw:text-box><text:p text:style-name="NoSpacing"><text:span text:style-name="T4">Members</text:span></text:p><text:p text:style-name="P5">Dean Narendra</text:p><text:p text:style-name="P6">Nikola Chobanov</text:p><text:p text:style-name="P7">Tao Hua</text:p><text:p text:style-name="P8">Coen Stange</text:p><text:p text:style-name="P9">Bilger Yahov</text:p></draw:text-box><svg:title/><svg:desc/></draw:frame><draw:frame draw:z-index="251660288" draw:id="id30" draw:style-name="a27" draw:name="Text Box 1" text:anchor-type="paragraph" svg:x="3.57014in" svg:y="1.925in" svg:width="3.81667in" svg:height="1.75139in" style:rel-width="scale" style:rel-height="scale"><draw:text-box><text:p text:style-name="NoSpacing"><text:span text:style-name="T10">Requirements Document</text:span></text:p><text:p text:style-name="P11"/></draw:text-box><svg:title/><svg:desc/></draw:frame></text:p>
      <text:p text:style-name="P12"/>
      <text:h text:style-name="TOCHeading" text:outline-level="1"><text:bookmark-start text:name="_Toc493191068"/>Contents<text:bookmark-end text:name="_Toc493191068"/></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3"><text:a xlink:href="#_Toc493191068" office:target-frame-name="_top" xlink:show="replace"><text:span text:style-name="Hyperlink">Contents</text:span><text:tab/>2</text:a></text:p>
          <text:p text:style-name="P14"><text:a xlink:href="#_Toc493191069" office:target-frame-name="_top" xlink:show="replace"><text:span text:style-name="Hyperlink">Introduction</text:span><text:tab/>3</text:a></text:p>
          <text:p text:style-name="P15"><text:a xlink:href="#_Toc493191070" office:target-frame-name="_top" xlink:show="replace"><text:span text:style-name="Hyperlink">What is Distributed System</text:span><text:tab/>4</text:a></text:p>
          <text:p text:style-name="P16"><text:a xlink:href="#_Toc493191071" office:target-frame-name="_top" xlink:show="replace"><text:span text:style-name="Hyperlink">Skills</text:span><text:tab/>4</text:a></text:p>
          <text:p text:style-name="P17"><text:a xlink:href="#_Toc493191072" office:target-frame-name="_top" xlink:show="replace"><text:span text:style-name="Hyperlink">Definition of Done (DoD)</text:span><text:tab/>4</text:a></text:p>
          <text:p text:style-name="P18"><text:a xlink:href="#_Toc493191073" office:target-frame-name="_top" xlink:show="replace"><text:span text:style-name="Hyperlink">Minimal Viable Product (MVP)</text:span><text:tab/>5</text:a></text:p>
          <text:p text:style-name="P19"><text:a xlink:href="#_Toc493191074" office:target-frame-name="_top" xlink:show="replace"><text:span text:style-name="Hyperlink">Testing</text:span><text:tab/>5</text:a></text:p>
        </text:index-body>
      </text:table-of-content>
      <text:p text:style-name="Normal"/>
      <text:p text:style-name="TOCHeading"/>
      <text:p text:style-name="Normal"/>
      <text:p text:style-name="P20"/>
      <text:h text:style-name="Heading1" text:outline-level="1"><text:bookmark-start text:name="_Toc493087201"/><text:bookmark-start text:name="_Toc493191069"/>Introduction<text:bookmark-end text:name="_Toc493087201"/><text:bookmark-end text:name="_Toc493191069"/></text:h>
      <text:p text:style-name="P21">Show Me is a live stream application for mobile device. The mobile application is available for the user who wants to do the live stream. A web application is also made for the user who wants to watch the live stream.<text:s/></text:p>
      <text:p text:style-name="P22">This<text:s/>document describes the specified functionalities and the requirements of Show Me Live Stream application. In this document, the functionalities and the requirement will be listed and the priority level for each functionality or requirement will be assigned.<text:s/></text:p>
      <text:p text:style-name="P23"/>
      <text:h text:style-name="Heading1" text:outline-level="1"><text:bookmark-start text:name="_Toc493191070"/><text:soft-page-break/>What is Distributed System<text:bookmark-end text:name="_Toc493191070"/></text:h>
      <text:p text:style-name="Normal">A distributed system is a system that is a group of computers working together at the same task. This could mean that all the computers are performing the same kind of task. Preferably the computers are split up by responsibility and don’t require a lot of knowledge from the other computers.</text:p>
      <text:p text:style-name="Normal">For the distributed system, we will split the responsibility of each computer. We split the responsibilities by using the micro service pattern. By using this pattern, the purpose is to create multiple server applications which loosely coupled cooperate.</text:p>
      <text:h text:style-name="Heading1" text:outline-level="1"><text:bookmark-start text:name="_Toc493191071"/>Skills<text:bookmark-end text:name="_Toc493191071"/></text:h>
      <text:list text:style-name="LFO1" text:continue-numbering="true">
        <text:list-item>
          <text:p text:style-name="P24">Distributed system</text:p>
          <text:list text:continue-numbering="true">
            <text:list-item>
              <text:p text:style-name="P25">Domain model – Basic</text:p>
            </text:list-item>
          </text:list>
        </text:list-item>
      </text:list>
      <text:p text:style-name="P26">Split the “Distributed system” into smaller parts, while keeping it loosely coupled.</text:p>
      <text:list text:style-name="LFO1" text:continue-numbering="true">
        <text:list-item>
          <text:list>
            <text:list-item>
              <text:p text:style-name="P27">Inter-process communication – Advanced<text:s/></text:p>
            </text:list-item>
          </text:list>
        </text:list-item>
      </text:list>
      <text:p text:style-name="P28">Communication between the servers, but also between client-server is required. Knowledge about the difference between protocols is required.</text:p>
      <text:list text:style-name="LFO1" text:continue-numbering="true">
        <text:list-item>
          <text:list>
            <text:list-item>
              <text:p text:style-name="P29">IT operations – Intermediate</text:p>
            </text:list-item>
          </text:list>
        </text:list-item>
      </text:list>
      <text:p text:style-name="P30">The distributed system has to be build, configured and deployed.</text:p>
      <text:list text:style-name="LFO1" text:continue-numbering="true">
        <text:list-item>
          <text:p text:style-name="P31">Version control</text:p>
          <text:list text:continue-numbering="true">
            <text:list-item>
              <text:p text:style-name="P32">GIT – Basic</text:p>
            </text:list-item>
          </text:list>
        </text:list-item>
      </text:list>
      <text:p text:style-name="P33">Basic knowledge about GIT is required to collaborate on the same code</text:p>
      <text:list text:style-name="LFO1" text:continue-numbering="true">
        <text:list-item>
          <text:p text:style-name="P34">Programming</text:p>
          <text:list text:continue-numbering="true">
            <text:list-item>
              <text:p text:style-name="P35">JavaScript – Advanced</text:p>
            </text:list-item>
          </text:list>
        </text:list-item>
      </text:list>
      <text:p text:style-name="P36">JavaScript will be used a lot inside the application. The ES6 standard will be used.</text:p>
      <text:list text:style-name="LFO1" text:continue-numbering="true">
        <text:list-item>
          <text:list>
            <text:list-item>
              <text:p text:style-name="P37">Xamarin – Advanced</text:p>
            </text:list-item>
          </text:list>
        </text:list-item>
      </text:list>
      <text:p text:style-name="P38">Xamarin allows to create cross-platform apps. Getting familiar with Xamarin don’t only require knowledge about the C# language, but also development for iOS and Android specific.</text:p>
      <text:list text:style-name="LFO1" text:continue-numbering="true">
        <text:list-item>
          <text:list>
            <text:list-item>
              <text:p text:style-name="P39">React – Intermediate</text:p>
            </text:list-item>
          </text:list>
        </text:list-item>
      </text:list>
      <text:p text:style-name="P40"><text:span text:style-name="T41">React is used to make user interfaces. This framework will be used inside the web-app.</text:span></text:p>
      <text:h text:style-name="Heading1" text:outline-level="1"><text:bookmark-start text:name="_Toc493191072"/>Definition of Done (DoD)<text:bookmark-end text:name="_Toc493191072"/></text:h>
      <text:p text:style-name="Normal">Definition of done is crucial to<text:s/>our<text:s/>team. The following are characteristics that<text:s/>we look for<text:s/>in<text:s/>our<text:s/>team’s definition of done. Verifying that<text:s/>we meet<text:s/>these criteria will ensure that features<text:s/>shipped<text:s/>are truly done, not only in terms of functionality but in terms of quality as well.</text:p>
      <text:p text:style-name="Normal">Definition of Done is a simple list of activities (writing code, coding comments, unit testing, integration testing, release notes, design documents, etc.) that add verifiable/demonstrable value to the product. Focusing on value-added steps allows<text:s/>our<text:s/>team to focus on what must be completed in order to build software while eliminating wasteful activities that only complicate software development efforts.</text:p>
      <text:p text:style-name="P42"/>
      <text:soft-page-break/>
      <text:p text:style-name="Normal">Definition of Done for the Ninja Coders team includes:</text:p>
      <text:list text:style-name="LFO2" text:continue-numbering="true">
        <text:list-item>
          <text:p text:style-name="P43">Bugs in the code are fixed</text:p>
        </text:list-item>
        <text:list-item>
          <text:p text:style-name="P44">No commented out code left</text:p>
        </text:list-item>
        <text:list-item>
          <text:p text:style-name="P45">Peer-review on the code is performed</text:p>
        </text:list-item>
        <text:list-item>
          <text:p text:style-name="P46">Unit tests for the code are created and executed successfully</text:p>
        </text:list-item>
        <text:list-item>
          <text:p text:style-name="P47">The user story is shown to the client</text:p>
        </text:list-item>
      </text:list>
      <text:h text:style-name="Heading1" text:outline-level="1"><text:bookmark-start text:name="_Toc493191073"/>Minimal Viable Product (MVP)<text:bookmark-end text:name="_Toc493191073"/></text:h>
      <text:p text:style-name="Normal">A minimal viable product (MVP) is the most pared down version of our product that can still be released. An MVP has three key characteristics:</text:p>
      <text:list text:style-name="LFO3" text:continue-numbering="true">
        <text:list-item>
          <text:p text:style-name="P48">It has enough value that can be used initially.</text:p>
        </text:list-item>
        <text:list-item>
          <text:p text:style-name="P49">It demonstrates enough future benefit to retain early adopters.</text:p>
        </text:list-item>
        <text:list-item>
          <text:p text:style-name="P50">It provides a feedback loop to guide future development.</text:p>
        </text:list-item>
      </text:list>
      <text:p text:style-name="Normal">The catch to this development technique is that it assumes that early adopters can see the vision or promise of the final product and provide the valuable feedback needed to guide our developers forward. As Ninja Coders, we will make sure that each user story, starts with defining the Minimal Viable Product. The work following, will be executed in such a way, that the first achievement will always be the MVP.</text:p>
      <text:h text:style-name="Heading1" text:outline-level="1"><text:bookmark-start text:name="_Toc493191074"/>Testing<text:bookmark-end text:name="_Toc493191074"/></text:h>
      <text:p text:style-name="Normal">During this project, our team decided to use Test Driven Development to test the code. In short Test-Driven Development (TDD) relies on short development cycles. Requirements are turned into small specific test cases. After that the developers write just enough code to pass the test, in the end of the cycle code is reviewed and improved if necessary.</text:p>
      <text:p text:style-name="Normal">TDD first requires defining test cases and based on software product is improved and extended. The reason why we have decided to use this particular testing approach is that it fits well in our planning to use short two weeks sprints for development. It also offers the opportunity to rely more on testing during the development process. We think that this would improve the quality of our work, verifying that the implemented functionality is working as expected.</text:p>
      <text:p text:style-name="Normal">Before we start with the sprints we are going to extract some initial requirements from our client. Based on the requirements we are going to create use cases and from the use cases we are going to make the initial test cases for the first one or two sprints. Apart from the test cases which will be organized in a separate document a test plan document will be created describing what will be tested, how it is going to be tested, what is the required test environment and the people who will be involved in testing it. This means that not only small parts of the product will be tested, but also the whole system under development as a whole to make sure everything is stable and operational.</text:p>
      <text:p text:style-name="Normal"/>
      <text:p text:style-name="Normal"/>
      <text:p text:style-name="P5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style:font-name-asian="Times New Roman" fo:hyphenate="false"/>
    </style:style>
    <style:style style:name="NoSpacingChar" style:display-name="No Spacing Char" style:family="text" style:parent-style-name="DefaultParagraphFont">
      <style:text-properties style:font-name-asian="Times New Roman"/>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TOCHeading" style:display-name="TOC Heading" style:family="paragraph" style:parent-style-name="Heading1" style:next-style-name="Normal" style:default-outline-level="1">
      <style:text-propertie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style:vertical-align="auto" fo:margin-bottom="0in" fo:line-height="100%" fo:margin-left="0.5in">
        <style:tab-stops/>
      </style:paragraph-properties>
      <style:text-properties style:font-name="Calibri" style:font-name-asian="Calibri" style:font-name-complex="Times New Roman" fo:font-size="12pt" style:font-size-asian="12pt" style:font-size-complex="12pt" fo:language="en" fo:country="GB"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Requirements Document</dc:title>
    <dc:description/>
    <dc:subject>[Name]</dc:subject>
    <meta:initial-creator>Members</meta:initial-creator>
    <dc:creator>Dean Narendra</dc:creator>
    <meta:creation-date>2017-09-13T15:16:00Z</meta:creation-date>
    <dc:date>2017-09-14T20:22:00Z</dc:date>
    <meta:template xlink:href="Normal" xlink:type="simple"/>
    <meta:editing-cycles>3</meta:editing-cycles>
    <meta:editing-duration>PT1560S</meta:editing-duration>
    <meta:document-statistic meta:page-count="5" meta:paragraph-count="11" meta:word-count="876" meta:character-count="5861" meta:row-count="41" meta:non-whitespace-character-count="4996"/>
  </office:meta>
</office:document-meta>
</file>